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frame draw:style-name="gr6" draw:text-style-name="P4" draw:layer="layout" svg:width="12.648cm" svg:height="1.204cm" svg:x="15.875cm" svg:y="17.445cm">
          <draw:text-box>
            <text:p text:style-name="P4"><text:span text:style-name="T3">false because: (3 – 1) mod 3 </text:span><text:span text:style-name="T4">≠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20:04.357762855</dc:date>
    <dc:creator>elucterio </dc:creator>
    <meta:editing-duration>PT4H9M53S</meta:editing-duration>
    <meta:editing-cycles>21</meta:editing-cycles>
    <meta:generator>LibreOffice/4.2.8.2$Linux_X86_64 LibreOffice_project/420m0$Build-2</meta:generator>
    <meta:document-statistic meta:object-count="16"/>
  </office:meta>
</office:document-meta>
</file>